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5174244223162375212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8487340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s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2"/>
      <text:p text:style-name="P1">40.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8T18:28:25.89</dc:date>
    <dc:creator>James Lombardi</dc:creator>
    <meta:editing-duration>P3DT1H49M47S</meta:editing-duration>
    <meta:editing-cycles>272</meta:editing-cycles>
    <meta:generator>OpenOffice/4.1.2$Win32 OpenOffice.org_project/412m3$Build-9782</meta:generator>
    <meta:document-statistic meta:table-count="0" meta:image-count="0" meta:object-count="0" meta:page-count="12" meta:paragraph-count="262" meta:word-count="3492" meta:character-count="16941"/>
  </office:meta>
</office:document-meta>
</file>